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0"/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ce7" style:family="table-cell" style:parent-style-name="Default" style:data-style-name="N1"/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creen timing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H visible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 blank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 total</text:p>
          </table:table-cell>
          <table:table-cell table:formula="of:=SUM([.B1:.B2])" office:value-type="float" office:value="424" calcext:value-type="float">
            <text:p>424</text:p>
          </table:table-cell>
          <table:table-cell table:style-name="ce1" table:formula="of:=[.B3]/[.B8]" office:value-type="float" office:value="63.553923405531" calcext:value-type="float">
            <text:p>63,554</text:p>
          </table:table-cell>
          <table:table-cell office:value-type="string" calcext:value-type="string">
            <text:p>us</text:p>
          </table:table-cell>
          <table:table-cell table:style-name="ce1" table:formula="of:=1/15674.2*1000000" office:value-type="float" office:value="63.7991093644333" calcext:value-type="float">
            <text:p>63,799</text:p>
          </table:table-cell>
          <table:table-cell/>
        </table:table-row>
        <table:table-row table:style-name="ro1">
          <table:table-cell office:value-type="string" calcext:value-type="string">
            <text:p>V visible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 blank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 total</text:p>
          </table:table-cell>
          <table:table-cell table:formula="of:=SUM([.B4:.B5])" office:value-type="float" office:value="263" calcext:value-type="float">
            <text:p>263</text:p>
          </table:table-cell>
          <table:table-cell table:style-name="ce2" table:formula="of:=[.B6]*[.C3]" office:value-type="float" office:value="16714.6818556547" calcext:value-type="float">
            <text:p>16714,7</text:p>
          </table:table-cell>
          <table:table-cell/>
          <table:table-cell table:style-name="ce2" table:formula="of:=1/60.0551*1000000" office:value-type="float" office:value="16651.3751538171" calcext:value-type="float">
            <text:p>16651,4</text:p>
          </table:table-cell>
          <table:table-cell table:formula="of:=[.E6]/[.E3]" office:value-type="float" office:value="260.99698443596" calcext:value-type="float">
            <text:p>260,99698443596</text:p>
          </table:table-cell>
        </table:table-row>
        <table:table-row table:style-name="ro1">
          <table:table-cell office:value-type="string" calcext:value-type="string">
            <text:p>V syn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ines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ixel clock</text:p>
          </table:table-cell>
          <table:table-cell table:formula="of:=26.686/4" office:value-type="float" office:value="6.6715" calcext:value-type="float">
            <text:p>6,6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BL-HS start</text:p>
          </table:table-cell>
          <table:table-cell office:value-type="float" office:value="6.6" calcext:value-type="float">
            <text:p>6,6</text:p>
          </table:table-cell>
          <table:table-cell table:style-name="ce7" table:formula="of:=[.B9]*[.B8]" office:value-type="float" office:value="44.0319" calcext:value-type="float">
            <text:p>44</text:p>
          </table:table-cell>
          <table:table-cell office:value-type="string" calcext:value-type="string">
            <text:p>px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objects/line</text:p>
          </table:table-cell>
          <table:table-cell table:formula="of:=[.B3]*2/8" office:value-type="float" office:value="106" calcext:value-type="float">
            <text:p>106</text:p>
          </table:table-cell>
          <table:table-cell table:number-columns-repeated="4"/>
        </table:table-row>
      </table:table>
      <table:table table:name="Obj RAM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otal</text:p>
          </table:table-cell>
          <table:table-cell table:formula="of:=8*1024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4*2*256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style-name="ce8" table:formula="of:=[.B1]-[.B2]" office:value-type="float" office:value="6144" calcext:value-type="float">
            <text:p>6144</text:p>
          </table:table-cell>
          <table:table-cell/>
        </table:table-row>
        <table:table-row table:style-name="ro1">
          <table:table-cell office:value-type="string" calcext:value-type="string">
            <text:p>1 Line buffer</text:p>
          </table:table-cell>
          <table:table-cell table:formula="of:=512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 lines</text:p>
          </table:table-cell>
          <table:table-cell table:formula="of:=[.B4]*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formula="of:=[.B3]-[.B5]" office:value-type="float" office:value="5120" calcext:value-type="float">
            <text:p>5120</text:p>
          </table:table-cell>
          <table:table-cell office:value-type="string" calcext:value-type="string">
            <text:p>Free?</text:p>
          </table:table-cell>
        </table:table-row>
        <table:table-row table:style-name="ro1">
          <table:table-cell office:value-type="string" calcext:value-type="string">
            <text:p>2nd LUT?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formula="of:=[.B6]-[.B7]" office:value-type="float" office:value="3072" calcext:value-type="float">
            <text:p>30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2T17:17:15.131724003</meta:creation-date>
    <meta:generator>LibreOffice/7.2.4.1$MacOSX_AARCH64 LibreOffice_project/27d75539669ac387bb498e35313b970b7fe9c4f9</meta:generator>
    <dc:date>2022-04-05T06:39:41.151247661</dc:date>
    <meta:editing-duration>PT10H35M8S</meta:editing-duration>
    <meta:editing-cycles>4</meta:editing-cycles>
    <meta:document-statistic meta:table-count="2" meta:cell-count="46" meta:object-count="0"/>
  </office:meta>
</office:document-meta>
</file>